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nux Biolinum" svg:font-family="'Linux Biolinum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nux Biolinum:liga&amp;kern" svg:font-family="'Linux Biolinum:liga&amp;kern'" style:font-adornments="Regular" style:font-pitch="variable"/>
    <style:font-face style:name="Linux Libertine:frac=1&amp;liga&amp;kern" svg:font-family="'Linux Libertine:frac=1&amp;liga&amp;kern'" style:font-adornments="Regular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Unifont-JP" svg:font-family="Unifont-JP" style:font-family-generic="system" style:font-pitch="variable"/>
  </office:font-face-decls>
  <office:automatic-styles>
    <style:style style:name="P1" style:family="paragraph" style:parent-style-name="Heading_20_1">
      <style:text-properties officeooo:paragraph-rsid="00f6592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nux Biolinum" svg:font-family="'Linux Biolinum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nux Biolinum:liga&amp;kern" svg:font-family="'Linux Biolinum:liga&amp;kern'" style:font-adornments="Regular" style:font-pitch="variable"/>
    <style:font-face style:name="Linux Libertine:frac=1&amp;liga&amp;kern" svg:font-family="'Linux Libertine:frac=1&amp;liga&amp;kern'" style:font-adornments="Regular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Unifont-JP" svg:font-family="Unifont-JP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Unifont-JP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Unifont-JP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30%" style:page-number="auto"/>
      <style:text-properties style:font-name="Linux Biolinum:liga&amp;kern" fo:font-family="'Linux Biolinum:liga&amp;kern'" style:font-style-name="Regular" style:font-pitch="variable" fo:font-size="20pt"/>
    </style:style>
    <style:style style:name="Heading" style:family="paragraph" style:parent-style-name="Standard" style:next-style-name="Text_20_body" style:class="text">
      <style:paragraph-properties fo:keep-with-next="always"/>
      <style:text-properties style:font-name="Linux Libertine:frac=1&amp;liga&amp;kern" fo:font-family="'Linux Libertine:frac=1&amp;liga&amp;kern'" style:font-style-name="Regular" style:font-pitch="variable" fo:font-size="160%"/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fo:text-align="start" style:justify-single-word="false" fo:hyphenation-ladder-count="1" style:page-number="auto"/>
      <style:text-properties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nux Biolinum" fo:font-family="'Linux Biolinum'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Biolinum" fo:font-family="'Linux Biolinum'"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/>
      <style:text-properties fo:font-size="80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cm" style:contextual-spacing="false" fo:line-height="150%" fo:padding="0cm" fo:border-left="none" fo:border-right="none" fo:border-top="none" fo:border-bottom="0.2pt solid #808080" text:number-lines="false" text:line-number="0" style:join-border="false">
        <style:tab-stops/>
      </style:paragraph-properties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4cm" fo:margin-right="0cm" fo:text-indent="0cm" style:auto-text-indent="false" fo:padding-left="0.25cm" fo:padding-right="0cm" fo:padding-top="0cm" fo:padding-bottom="0cm" fo:border-left="1.5pt solid #333333" fo:border-right="none" fo:border-top="none" fo:border-bottom="none" style:join-border="false">
        <style:tab-stops/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35.999cm" style:num-format="1" style:print-orientation="portrait" fo:margin-top="0cm" fo:margin-bottom="0cm" fo:margin-left="0cm" fo:margin-right="0cm" fo:border="none" fo:padding="0.199cm" fo:background-color="#fff8e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8e1" draw:opacity="10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8e1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7T21:14:34.009195161</meta:creation-date>
    <meta:editing-duration>PT6H13M20S</meta:editing-duration>
    <meta:editing-cycles>166</meta:editing-cycles>
    <meta:generator>LibreOffice/7.0.0.3$Linux_X86_64 LibreOffice_project/00$Build-3</meta:generator>
    <dc:date>2020-09-19T22:35:43.548353531</dc:date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writing" xlink:href="../../home/vas/Templates/writing.ott" meta:date="2020-05-19T14:40:39.945867799"/>
  </office:meta>
</office:document-meta>
</file>